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svg:stroke-color="#8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svg:stroke-width="0.051cm" svg:stroke-color="#2300d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1cm" svg:stroke-color="#000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c5000b" fo:font-size="12pt" style:font-size-asian="12pt" style:font-size-complex="12pt"/>
    </style:style>
    <style:style style:name="P4" style:family="paragraph">
      <style:text-properties fo:color="#0000ff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5000b" fo:font-size="12pt" style:font-size-asian="12pt" style:font-size-complex="12pt"/>
    </style:style>
    <style:style style:name="T3" style:family="text">
      <style:text-properties fo:color="#0000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.683cm" svg:height="1.397cm" svg:x="9.777cm" svg:y="7.736cm">
          <text:p text:style-name="P1">vswitch#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83cm" svg:height="1.397cm" svg:x="21.066cm" svg:y="7.703cm">
          <text:p text:style-name="P1">vswitch#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83cm" svg:height="1.397cm" svg:x="4.114cm" svg:y="7.69cm">
          <text:p text:style-name="P1">vswitch#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83cm" svg:height="1.397cm" svg:x="15.463cm" svg:y="7.731cm">
          <text:p text:style-name="P1">vswitch#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797cm" svg:y1="8.62cm" svg:x2="9.829cm" svg:y2="8.62cm">
          <text:p/>
        </draw:line>
        <draw:line draw:style-name="gr2" draw:text-style-name="P1" draw:layer="layout" svg:x1="13.512cm" svg:y1="8.493cm" svg:x2="15.544cm" svg:y2="8.493cm">
          <text:p/>
        </draw:line>
        <draw:line draw:style-name="gr2" draw:text-style-name="P1" draw:layer="layout" svg:x1="19.128cm" svg:y1="8.493cm" svg:x2="21.033cm" svg:y2="8.493cm">
          <text:p/>
        </draw:line>
        <draw:custom-shape draw:style-name="gr3" draw:text-style-name="P1" draw:layer="layout" svg:width="20.193cm" svg:height="1.27cm" svg:x="4.495cm" svg:y="3.032cm">
          <text:p text:style-name="P1">match_comp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876cm" svg:y1="7.731cm" svg:x2="4.876cm" svg:y2="4.302cm">
          <text:p/>
        </draw:line>
        <draw:custom-shape draw:style-name="gr5" draw:text-style-name="P2" draw:layer="layout" svg:width="2.032cm" svg:height="0.889cm" svg:x="4.368cm" svg:y="10.144cm">
          <text:p text:style-name="P1"><text:span text:style-name="T1">host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032cm" svg:height="0.889cm" svg:x="10.464cm" svg:y="10.144cm">
          <text:p text:style-name="P1"><text:span text:style-name="T1">host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032cm" svg:height="0.889cm" svg:x="16.052cm" svg:y="10.144cm">
          <text:p text:style-name="P1"><text:span text:style-name="T1">host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032cm" svg:height="0.889cm" svg:x="21.513cm" svg:y="10.017cm">
          <text:p text:style-name="P1"><text:span text:style-name="T1">host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257cm" svg:y1="10.144cm" svg:x2="5.257cm" svg:y2="9.128cm">
          <text:p/>
        </draw:line>
        <draw:line draw:style-name="gr2" draw:text-style-name="P1" draw:layer="layout" svg:x1="11.48cm" svg:y1="10.144cm" svg:x2="11.48cm" svg:y2="9.128cm">
          <text:p/>
        </draw:line>
        <draw:line draw:style-name="gr2" draw:text-style-name="P1" draw:layer="layout" svg:x1="17.068cm" svg:y1="10.144cm" svg:x2="17.068cm" svg:y2="9.128cm">
          <text:p/>
        </draw:line>
        <draw:line draw:style-name="gr2" draw:text-style-name="P1" draw:layer="layout" svg:x1="22.529cm" svg:y1="10.017cm" svg:x2="22.529cm" svg:y2="9.001cm">
          <text:p/>
        </draw:line>
        <draw:line draw:style-name="gr6" draw:text-style-name="P1" draw:layer="layout" svg:x1="6.273cm" svg:y1="4.302cm" svg:x2="6.273cm" svg:y2="7.731cm">
          <text:p/>
        </draw:line>
        <draw:line draw:style-name="gr7" draw:text-style-name="P1" draw:layer="layout" svg:x1="7.797cm" svg:y1="8.112cm" svg:x2="9.829cm" svg:y2="8.112cm">
          <text:p/>
        </draw:line>
        <draw:line draw:style-name="gr4" draw:text-style-name="P1" draw:layer="layout" svg:x1="10.464cm" svg:y1="7.731cm" svg:x2="10.464cm" svg:y2="4.302cm">
          <text:p/>
        </draw:line>
        <draw:line draw:style-name="gr6" draw:text-style-name="P1" draw:layer="layout" svg:x1="11.734cm" svg:y1="4.401cm" svg:x2="11.734cm" svg:y2="7.83cm">
          <text:p/>
        </draw:line>
        <draw:line draw:style-name="gr7" draw:text-style-name="P1" draw:layer="layout" svg:x1="13.512cm" svg:y1="8.112cm" svg:x2="15.544cm" svg:y2="8.112cm">
          <text:p/>
        </draw:line>
        <draw:line draw:style-name="gr4" draw:text-style-name="P1" draw:layer="layout" svg:x1="16.179cm" svg:y1="7.693cm" svg:x2="16.179cm" svg:y2="4.264cm">
          <text:p/>
        </draw:line>
        <draw:line draw:style-name="gr6" draw:text-style-name="P1" draw:layer="layout" svg:x1="17.195cm" svg:y1="4.302cm" svg:x2="17.195cm" svg:y2="7.731cm">
          <text:p/>
        </draw:line>
        <draw:line draw:style-name="gr7" draw:text-style-name="P1" draw:layer="layout" svg:x1="19.1cm" svg:y1="7.985cm" svg:x2="21.132cm" svg:y2="7.985cm">
          <text:p/>
        </draw:line>
        <draw:line draw:style-name="gr4" draw:text-style-name="P1" draw:layer="layout" svg:x1="21.513cm" svg:y1="7.731cm" svg:x2="21.513cm" svg:y2="4.302cm">
          <text:p/>
        </draw:line>
        <draw:line draw:style-name="gr6" draw:text-style-name="P1" draw:layer="layout" svg:x1="23.037cm" svg:y1="4.302cm" svg:x2="23.037cm" svg:y2="7.731cm">
          <text:p/>
        </draw:line>
        <draw:line draw:style-name="gr7" draw:text-style-name="P1" draw:layer="layout" svg:x1="23.291cm" svg:y1="9.067cm" svg:x2="23.291cm" svg:y2="10.083cm">
          <text:p/>
        </draw:line>
        <draw:frame draw:style-name="gr8" draw:text-style-name="P3" draw:layer="layout" svg:width="2.322cm" svg:height="0.725cm" svg:x="2.62cm" svg:y="4.649cm">
          <draw:text-box>
            <text:p><text:span text:style-name="T2">packet_in</text:span></text:p>
          </draw:text-box>
        </draw:frame>
        <draw:frame draw:style-name="gr8" draw:text-style-name="P4" draw:layer="layout" svg:width="4.325cm" svg:height="0.725cm" svg:x="6.329cm" svg:y="6.625cm">
          <draw:text-box>
            <text:p><text:span text:style-name="T3">packet_out(FLOOD)</text:span></text:p>
          </draw:text-box>
        </draw:frame>
        <draw:frame draw:style-name="gr9" draw:text-style-name="P3" draw:layer="layout" svg:width="2.322cm" svg:height="0.725cm" svg:x="8.279cm" svg:y="4.715cm">
          <draw:text-box>
            <text:p><text:span text:style-name="T2">packet_in</text:span></text:p>
          </draw:text-box>
        </draw:frame>
        <draw:frame draw:style-name="gr8" draw:text-style-name="P4" draw:layer="layout" svg:width="4.325cm" svg:height="0.725cm" svg:x="11.643cm" svg:y="6.626cm">
          <draw:text-box>
            <text:p><text:span text:style-name="T3">packet_out(FLOOD)</text:span></text:p>
          </draw:text-box>
        </draw:frame>
        <draw:frame draw:style-name="gr8" draw:text-style-name="P4" draw:layer="layout" svg:width="4.325cm" svg:height="0.725cm" svg:x="17.221cm" svg:y="6.627cm">
          <draw:text-box>
            <text:p><text:span text:style-name="T3">packet_out(FLOOD)</text:span></text:p>
          </draw:text-box>
        </draw:frame>
        <draw:frame draw:style-name="gr8" draw:text-style-name="P4" draw:layer="layout" svg:width="4.325cm" svg:height="0.725cm" svg:x="23.03cm" svg:y="6.628cm">
          <draw:text-box>
            <text:p><text:span text:style-name="T3">packet_out(FLOOD)</text:span></text:p>
          </draw:text-box>
        </draw:frame>
        <draw:frame draw:style-name="gr9" draw:text-style-name="P3" draw:layer="layout" svg:width="2.322cm" svg:height="0.725cm" svg:x="13.988cm" svg:y="4.815cm">
          <draw:text-box>
            <text:p><text:span text:style-name="T2">packet_in</text:span></text:p>
          </draw:text-box>
        </draw:frame>
        <draw:frame draw:style-name="gr9" draw:text-style-name="P3" draw:layer="layout" svg:width="2.322cm" svg:height="0.725cm" svg:x="19.367cm" svg:y="4.717cm">
          <draw:text-box>
            <text:p><text:span text:style-name="T2">packet_in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2kara </meta:initial-creator>
    <meta:creation-date>2012-02-24T21:31:15</meta:creation-date>
    <dc:date>2012-02-27T20:20:52</dc:date>
    <dc:creator>co2kara </dc:creator>
    <meta:editing-duration>PT12M38S</meta:editing-duration>
    <meta:editing-cycles>4</meta:editing-cycles>
    <meta:generator>LibreOffice/3.4$Linux LibreOffice_project/340m1$Build-302</meta:generator>
    <meta:document-statistic meta:object-count="36"/>
  </office:meta>
</office:document-meta>
</file>